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ffatt_Hume_2007_ATP_time_idealized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_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_sub_step</text:p>
          </table:table-cell>
          <table:table-cell office:value-type="string" calcext:value-type="string">
            <text:p>number_of_samples</text:p>
          </table:table-cell>
          <table:table-cell office:value-type="string" calcext:value-type="string">
            <text:p>ATP_concentr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55" calcext:value-type="float">
            <text:p>0.0205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424" calcext:value-type="float">
            <text:p>0.0342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793" calcext:value-type="float">
            <text:p>0.047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163" calcext:value-type="float">
            <text:p>0.0616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533" calcext:value-type="float">
            <text:p>0.0753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902" calcext:value-type="float">
            <text:p>0.0890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271" calcext:value-type="float">
            <text:p>0.1027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641" calcext:value-type="float">
            <text:p>0.1164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011" calcext:value-type="float">
            <text:p>0.1301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381" calcext:value-type="float">
            <text:p>0.1438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75" calcext:value-type="float">
            <text:p>0.1575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7119" calcext:value-type="float">
            <text:p>0.1711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489" calcext:value-type="float">
            <text:p>0.1848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859" calcext:value-type="float">
            <text:p>0.1985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228" calcext:value-type="float">
            <text:p>0.2122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597" calcext:value-type="float">
            <text:p>0.225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3967" calcext:value-type="float">
            <text:p>0.2396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5337" calcext:value-type="float">
            <text:p>0.2533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6707" calcext:value-type="float">
            <text:p>0.2670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8076" calcext:value-type="float">
            <text:p>0.2807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9445" calcext:value-type="float">
            <text:p>0.2944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0815" calcext:value-type="float">
            <text:p>0.3081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2185" calcext:value-type="float">
            <text:p>0.3218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3555" calcext:value-type="float">
            <text:p>0.3355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4924" calcext:value-type="float">
            <text:p>0.3492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6293" calcext:value-type="float">
            <text:p>0.362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7663" calcext:value-type="float">
            <text:p>0.3766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0402" calcext:value-type="float">
            <text:p>0.4040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1771" calcext:value-type="float">
            <text:p>0.4177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3141" calcext:value-type="float">
            <text:p>0.4314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4511" calcext:value-type="float">
            <text:p>0.4451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5881" calcext:value-type="float">
            <text:p>0.4588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725" calcext:value-type="float">
            <text:p>0.4725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8619" calcext:value-type="float">
            <text:p>0.4861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9989" calcext:value-type="float">
            <text:p>0.4998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1359" calcext:value-type="float">
            <text:p>0.5135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2728" calcext:value-type="float">
            <text:p>0.5272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0970000000001" calcext:value-type="float">
            <text:p>0.54097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54670000000001" calcext:value-type="float">
            <text:p>0.55467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68370000000001" calcext:value-type="float">
            <text:p>0.56837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82070000000001" calcext:value-type="float">
            <text:p>0.58207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95760000000001" calcext:value-type="float">
            <text:p>0.59576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09450000000001" calcext:value-type="float">
            <text:p>0.60945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23150000000001" calcext:value-type="float">
            <text:p>0.62315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36850000000001" calcext:value-type="float">
            <text:p>0.63685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50540000000001" calcext:value-type="float">
            <text:p>0.65054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64230000000001" calcext:value-type="float">
            <text:p>0.66423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77930000000001" calcext:value-type="float">
            <text:p>0.67793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91630000000001" calcext:value-type="float">
            <text:p>0.69163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05330000000001" calcext:value-type="float">
            <text:p>0.70533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19020000000001" calcext:value-type="float">
            <text:p>0.71902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32710000000001" calcext:value-type="float">
            <text:p>0.73271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46410000000001" calcext:value-type="float">
            <text:p>0.74641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60110000000001" calcext:value-type="float">
            <text:p>0.76011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73810000000001" calcext:value-type="float">
            <text:p>0.77381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87500000000001" calcext:value-type="float">
            <text:p>0.78750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01190000000001" calcext:value-type="float">
            <text:p>0.80119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14890000000002" calcext:value-type="float">
            <text:p>0.81489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8590000000002" calcext:value-type="float">
            <text:p>0.82859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42280000000002" calcext:value-type="float">
            <text:p>0.84228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55970000000002" calcext:value-type="float">
            <text:p>0.85597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69670000000002" calcext:value-type="float">
            <text:p>0.86967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83370000000002" calcext:value-type="float">
            <text:p>0.88337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97070000000002" calcext:value-type="float">
            <text:p>0.89707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10760000000002" calcext:value-type="float">
            <text:p>0.91076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24450000000002" calcext:value-type="float">
            <text:p>0.92445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38150000000002" calcext:value-type="float">
            <text:p>0.93815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51850000000002" calcext:value-type="float">
            <text:p>0.95185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65540000000002" calcext:value-type="float">
            <text:p>0.96554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79230000000002" calcext:value-type="float">
            <text:p>0.97923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92930000000002" calcext:value-type="float">
            <text:p>0.99293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99790000000002" calcext:value-type="float">
            <text:p>0.99979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99810000000002" calcext:value-type="float">
            <text:p>0.99981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99830000000002" calcext:value-type="float">
            <text:p>0.99983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99850000000002" calcext:value-type="float">
            <text:p>0.99985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99870000000002" calcext:value-type="float">
            <text:p>0.99987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99890000000002" calcext:value-type="float">
            <text:p>0.99989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99910000000002" calcext:value-type="float">
            <text:p>0.99991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99930000000002" calcext:value-type="float">
            <text:p>0.99993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99950000000002" calcext:value-type="float">
            <text:p>0.99995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99970000000002" calcext:value-type="float">
            <text:p>0.99997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99990000000002" calcext:value-type="float">
            <text:p>0.99999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00003" calcext:value-type="float">
            <text:p>1.00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4973392438998" calcext:value-type="float">
            <text:p>86.49733924389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00005" calcext:value-type="float">
            <text:p>1.00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4973392438998" calcext:value-type="float">
            <text:p>86.49733924389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00007" calcext:value-type="float">
            <text:p>1.00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4973392438998" calcext:value-type="float">
            <text:p>86.497339243899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00009" calcext:value-type="float">
            <text:p>1.00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4973392438998" calcext:value-type="float">
            <text:p>86.49733924389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00011" calcext:value-type="float">
            <text:p>1.00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4973392438998" calcext:value-type="float">
            <text:p>86.49733924389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00013" calcext:value-type="float">
            <text:p>1.00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4973392438998" calcext:value-type="float">
            <text:p>86.49733924389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00015" calcext:value-type="float">
            <text:p>1.00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4973392438998" calcext:value-type="float">
            <text:p>86.497339243899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00017" calcext:value-type="float">
            <text:p>1.00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4973392438998" calcext:value-type="float">
            <text:p>86.49733924389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00019" calcext:value-type="float">
            <text:p>1.00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4973392438998" calcext:value-type="float">
            <text:p>86.49733924389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00021" calcext:value-type="float">
            <text:p>1.00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4973392438998" calcext:value-type="float">
            <text:p>86.49733924389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00023" calcext:value-type="float">
            <text:p>1.00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00027" calcext:value-type="float">
            <text:p>1.000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00029" calcext:value-type="float">
            <text:p>1.00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00031" calcext:value-type="float">
            <text:p>1.000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0034" calcext:value-type="float">
            <text:p>1.000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00037" calcext:value-type="float">
            <text:p>1.00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00039" calcext:value-type="float">
            <text:p>1.000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00041" calcext:value-type="float">
            <text:p>1.00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00043" calcext:value-type="float">
            <text:p>1.00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00048" calcext:value-type="float">
            <text:p>1.000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0052" calcext:value-type="float">
            <text:p>1.000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00057" calcext:value-type="float">
            <text:p>1.000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007" calcext:value-type="float">
            <text:p>1.00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00091" calcext:value-type="float">
            <text:p>1.000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00106" calcext:value-type="float">
            <text:p>1.001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00124" calcext:value-type="float">
            <text:p>1.001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00147" calcext:value-type="float">
            <text:p>1.0014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00176" calcext:value-type="float">
            <text:p>1.0017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00213" calcext:value-type="float">
            <text:p>1.002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0026" calcext:value-type="float">
            <text:p>1.00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00318" calcext:value-type="float">
            <text:p>1.0031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00392" calcext:value-type="float">
            <text:p>1.0039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00485" calcext:value-type="float">
            <text:p>1.0048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00601" calcext:value-type="float">
            <text:p>1.0060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00748" calcext:value-type="float">
            <text:p>1.0074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00933" calcext:value-type="float">
            <text:p>1.0093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01166" calcext:value-type="float">
            <text:p>1.01166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01459" calcext:value-type="float">
            <text:p>1.0145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01828" calcext:value-type="float">
            <text:p>1.01828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02293" calcext:value-type="float">
            <text:p>1.02293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02878" calcext:value-type="float">
            <text:p>1.02878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03614" calcext:value-type="float">
            <text:p>1.0361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04541" calcext:value-type="float">
            <text:p>1.04541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05708" calcext:value-type="float">
            <text:p>1.05708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07177" calcext:value-type="float">
            <text:p>1.07177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09027" calcext:value-type="float">
            <text:p>1.09027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11356" calcext:value-type="float">
            <text:p>1.11356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14287" calcext:value-type="float">
            <text:p>1.14287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17977" calcext:value-type="float">
            <text:p>1.17977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22623" calcext:value-type="float">
            <text:p>1.22623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28472" calcext:value-type="float">
            <text:p>1.28472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35836" calcext:value-type="float">
            <text:p>1.35836</text:p>
          </table:table-cell>
          <table:table-cell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5106" calcext:value-type="float">
            <text:p>1.45106</text:p>
          </table:table-cell>
          <table:table-cell office:value-type="float" office:value="0" calcext:value-type="float">
            <text:p>0</text:p>
          </table:table-cell>
          <table:table-cell office:value-type="float" office:value="5166" calcext:value-type="float">
            <text:p>5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56776" calcext:value-type="float">
            <text:p>1.56776</text:p>
          </table:table-cell>
          <table:table-cell office:value-type="float" office:value="0" calcext:value-type="float">
            <text:p>0</text:p>
          </table:table-cell>
          <table:table-cell office:value-type="float" office:value="6504" calcext:value-type="float">
            <text:p>6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71468" calcext:value-type="float">
            <text:p>1.71468</text:p>
          </table:table-cell>
          <table:table-cell office:value-type="float" office:value="0" calcext:value-type="float">
            <text:p>0</text:p>
          </table:table-cell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89964" calcext:value-type="float">
            <text:p>1.89964</text:p>
          </table:table-cell>
          <table:table-cell office:value-type="float" office:value="0" calcext:value-type="float">
            <text:p>0</text:p>
          </table:table-cell>
          <table:table-cell office:value-type="float" office:value="10308" calcext:value-type="float">
            <text:p>10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13249" calcext:value-type="float">
            <text:p>2.13249</text:p>
          </table:table-cell>
          <table:table-cell office:value-type="float" office:value="0" calcext:value-type="float">
            <text:p>0</text:p>
          </table:table-cell>
          <table:table-cell office:value-type="float" office:value="12977" calcext:value-type="float">
            <text:p>1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42563" calcext:value-type="float">
            <text:p>2.42563</text:p>
          </table:table-cell>
          <table:table-cell office:value-type="float" office:value="0" calcext:value-type="float">
            <text:p>0</text:p>
          </table:table-cell>
          <table:table-cell office:value-type="float" office:value="16337" calcext:value-type="float">
            <text:p>16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79467" calcext:value-type="float">
            <text:p>2.79467</text:p>
          </table:table-cell>
          <table:table-cell office:value-type="float" office:value="0" calcext:value-type="float">
            <text:p>0</text:p>
          </table:table-cell>
          <table:table-cell office:value-type="float" office:value="20567" calcext:value-type="float">
            <text:p>20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25927" calcext:value-type="float">
            <text:p>3.25927</text:p>
          </table:table-cell>
          <table:table-cell office:value-type="float" office:value="0" calcext:value-type="float">
            <text:p>0</text:p>
          </table:table-cell>
          <table:table-cell office:value-type="float" office:value="25893" calcext:value-type="float">
            <text:p>25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.82355" calcext:value-type="float">
            <text:p>3.82355</text:p>
          </table:table-cell>
          <table:table-cell office:value-type="float" office:value="0" calcext:value-type="float">
            <text:p>0</text:p>
          </table:table-cell>
          <table:table-cell office:value-type="float" office:value="30535" calcext:value-type="float">
            <text:p>30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.6289" calcext:value-type="float">
            <text:p>32.6289</text:p>
          </table:table-cell>
          <table:table-cell office:value-type="float" office:value="0" calcext:value-type="float">
            <text:p>0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1.1314" calcext:value-type="float">
            <text:p>61.13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1.1314" calcext:value-type="float">
            <text:p>61.1314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1.1364" calcext:value-type="float">
            <text:p>61.136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1.1339" calcext:value-type="float">
            <text:p>91.1339</text:p>
          </table:table-cell>
          <table:table-cell office:value-type="float" office:value="0" calcext:value-type="float">
            <text:p>0</text:p>
          </table:table-cell>
          <table:table-cell office:value-type="float" office:value="2999500" calcext:value-type="float">
            <text:p>2999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1.13575" calcext:value-type="float">
            <text:p>121.1357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1.14945" calcext:value-type="float">
            <text:p>121.1494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1.16314" calcext:value-type="float">
            <text:p>121.1631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1.17683" calcext:value-type="float">
            <text:p>121.1768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1.19053" calcext:value-type="float">
            <text:p>121.1905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1.20423" calcext:value-type="float">
            <text:p>121.2042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1.21792" calcext:value-type="float">
            <text:p>121.2179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1.23161" calcext:value-type="float">
            <text:p>121.2316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1.24531" calcext:value-type="float">
            <text:p>121.2453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1.25901" calcext:value-type="float">
            <text:p>121.259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1.27271" calcext:value-type="float">
            <text:p>121.2727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1.2864" calcext:value-type="float">
            <text:p>121.286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1.30009" calcext:value-type="float">
            <text:p>121.3000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1.31379" calcext:value-type="float">
            <text:p>121.3137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1.32749" calcext:value-type="float">
            <text:p>121.3274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1.34118" calcext:value-type="float">
            <text:p>121.3411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1.35487" calcext:value-type="float">
            <text:p>121.3548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1.36857" calcext:value-type="float">
            <text:p>121.3685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1.38227" calcext:value-type="float">
            <text:p>121.3822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1.39597" calcext:value-type="float">
            <text:p>121.395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1.40966" calcext:value-type="float">
            <text:p>121.4096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1.42335" calcext:value-type="float">
            <text:p>121.4233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1.43705" calcext:value-type="float">
            <text:p>121.4370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1.45075" calcext:value-type="float">
            <text:p>121.4507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1.46445" calcext:value-type="float">
            <text:p>121.4644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1.47814" calcext:value-type="float">
            <text:p>121.4781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1.49183" calcext:value-type="float">
            <text:p>121.4918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1.50553" calcext:value-type="float">
            <text:p>121.5055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1.51923" calcext:value-type="float">
            <text:p>121.5192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1.53292" calcext:value-type="float">
            <text:p>121.5329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1.54661" calcext:value-type="float">
            <text:p>121.5466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1.56031" calcext:value-type="float">
            <text:p>121.5603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1.57401" calcext:value-type="float">
            <text:p>121.574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1.58771" calcext:value-type="float">
            <text:p>121.5877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1.6014" calcext:value-type="float">
            <text:p>121.601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1.61509" calcext:value-type="float">
            <text:p>121.6150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1.62879" calcext:value-type="float">
            <text:p>121.6287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1.64249" calcext:value-type="float">
            <text:p>121.6424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1.65618" calcext:value-type="float">
            <text:p>121.6561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1.66987" calcext:value-type="float">
            <text:p>121.6698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1.68357" calcext:value-type="float">
            <text:p>121.6835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1.69727" calcext:value-type="float">
            <text:p>121.6972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1.71097" calcext:value-type="float">
            <text:p>121.710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1.72466" calcext:value-type="float">
            <text:p>121.7246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1.73835" calcext:value-type="float">
            <text:p>121.7383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.75205" calcext:value-type="float">
            <text:p>121.7520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1.76575" calcext:value-type="float">
            <text:p>121.7657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1.77944" calcext:value-type="float">
            <text:p>121.7794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1.79313" calcext:value-type="float">
            <text:p>121.7931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1.80683" calcext:value-type="float">
            <text:p>121.8068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1.82053" calcext:value-type="float">
            <text:p>121.8205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1.83423" calcext:value-type="float">
            <text:p>121.8342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1.84792" calcext:value-type="float">
            <text:p>121.8479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1.86161" calcext:value-type="float">
            <text:p>121.8616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1.87531" calcext:value-type="float">
            <text:p>121.8753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1.88901" calcext:value-type="float">
            <text:p>121.889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1.90271" calcext:value-type="float">
            <text:p>121.9027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1.9164" calcext:value-type="float">
            <text:p>121.916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1.93009" calcext:value-type="float">
            <text:p>121.9300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1.94379" calcext:value-type="float">
            <text:p>121.9437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1.95749" calcext:value-type="float">
            <text:p>121.9574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1.97118" calcext:value-type="float">
            <text:p>121.9711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1.98487" calcext:value-type="float">
            <text:p>121.9848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1.99857" calcext:value-type="float">
            <text:p>121.9985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2.01227" calcext:value-type="float">
            <text:p>122.0122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2.025970000001" calcext:value-type="float">
            <text:p>122.0259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2.039660000001" calcext:value-type="float">
            <text:p>122.03966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2.053350000001" calcext:value-type="float">
            <text:p>122.0533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2.067050000001" calcext:value-type="float">
            <text:p>122.0670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2.080750000001" calcext:value-type="float">
            <text:p>122.0807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2.094440000001" calcext:value-type="float">
            <text:p>122.09444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2.108130000001" calcext:value-type="float">
            <text:p>122.1081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2.121830000001" calcext:value-type="float">
            <text:p>122.1218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2.128690000001" calcext:value-type="float">
            <text:p>122.12869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2.128710000001" calcext:value-type="float">
            <text:p>122.12871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2.128730000001" calcext:value-type="float">
            <text:p>122.12873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2.128750000001" calcext:value-type="float">
            <text:p>122.12875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2.128770000001" calcext:value-type="float">
            <text:p>122.12877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2.12879" calcext:value-type="float">
            <text:p>122.12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2.12881" calcext:value-type="float">
            <text:p>122.128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2.12883" calcext:value-type="float">
            <text:p>122.12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2.12885" calcext:value-type="float">
            <text:p>122.128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2.12887" calcext:value-type="float">
            <text:p>122.12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2.12889" calcext:value-type="float">
            <text:p>122.12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2.12891" calcext:value-type="float">
            <text:p>122.12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2.12893" calcext:value-type="float">
            <text:p>122.128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.331103095701" calcext:value-type="float">
            <text:p>172.3311030957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2.12895" calcext:value-type="float">
            <text:p>122.12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.331103095701" calcext:value-type="float">
            <text:p>172.33110309570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2.12897" calcext:value-type="float">
            <text:p>122.128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.331103095701" calcext:value-type="float">
            <text:p>172.3311030957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2.12899" calcext:value-type="float">
            <text:p>122.128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.331103095701" calcext:value-type="float">
            <text:p>172.3311030957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2.12901" calcext:value-type="float">
            <text:p>122.129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.331103095701" calcext:value-type="float">
            <text:p>172.3311030957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2.12903" calcext:value-type="float">
            <text:p>122.129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.331103095701" calcext:value-type="float">
            <text:p>172.3311030957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2.12905" calcext:value-type="float">
            <text:p>122.129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.331103095701" calcext:value-type="float">
            <text:p>172.3311030957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2.12907" calcext:value-type="float">
            <text:p>122.129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.331103095701" calcext:value-type="float">
            <text:p>172.3311030957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2.12909" calcext:value-type="float">
            <text:p>122.12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.331103095701" calcext:value-type="float">
            <text:p>172.33110309570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2.12911" calcext:value-type="float">
            <text:p>122.129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.331103095701" calcext:value-type="float">
            <text:p>172.3311030957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2.12913" calcext:value-type="float">
            <text:p>122.12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2.12915" calcext:value-type="float">
            <text:p>122.12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2.12917" calcext:value-type="float">
            <text:p>122.129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2.12919" calcext:value-type="float">
            <text:p>122.12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2.12921" calcext:value-type="float">
            <text:p>122.129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2.12924" calcext:value-type="float">
            <text:p>122.129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2.12927" calcext:value-type="float">
            <text:p>122.129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2.12929" calcext:value-type="float">
            <text:p>122.129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2.12931" calcext:value-type="float">
            <text:p>122.12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2.12933" calcext:value-type="float">
            <text:p>122.129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2.12935" calcext:value-type="float">
            <text:p>122.129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2.12938" calcext:value-type="float">
            <text:p>122.129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2.12942" calcext:value-type="float">
            <text:p>122.129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22.12947" calcext:value-type="float">
            <text:p>122.129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2.12953" calcext:value-type="float">
            <text:p>122.129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2.1296" calcext:value-type="float">
            <text:p>122.12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2.12969" calcext:value-type="float">
            <text:p>122.129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2.12981" calcext:value-type="float">
            <text:p>122.1298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2.12996" calcext:value-type="float">
            <text:p>122.129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2.13014" calcext:value-type="float">
            <text:p>122.130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2.13037" calcext:value-type="float">
            <text:p>122.130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2.13066" calcext:value-type="float">
            <text:p>122.1306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2.13103" calcext:value-type="float">
            <text:p>122.1310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2.1315" calcext:value-type="float">
            <text:p>122.131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2.13208" calcext:value-type="float">
            <text:p>122.1320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22.13282" calcext:value-type="float">
            <text:p>122.1328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2.13375" calcext:value-type="float">
            <text:p>122.1337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2.13491" calcext:value-type="float">
            <text:p>122.1349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2.13638" calcext:value-type="float">
            <text:p>122.1363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2.13823" calcext:value-type="float">
            <text:p>122.1382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2.14056" calcext:value-type="float">
            <text:p>122.14056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2.14349" calcext:value-type="float">
            <text:p>122.1434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2.14718" calcext:value-type="float">
            <text:p>122.14718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2.15183" calcext:value-type="float">
            <text:p>122.15183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2.15768" calcext:value-type="float">
            <text:p>122.15768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2.16504" calcext:value-type="float">
            <text:p>122.1650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2.17431" calcext:value-type="float">
            <text:p>122.17431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2.18598" calcext:value-type="float">
            <text:p>122.18598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2.20067" calcext:value-type="float">
            <text:p>122.20067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2.21917" calcext:value-type="float">
            <text:p>122.21917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2.24246" calcext:value-type="float">
            <text:p>122.24246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2.27177" calcext:value-type="float">
            <text:p>122.27177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2.30867" calcext:value-type="float">
            <text:p>122.30867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2.35513" calcext:value-type="float">
            <text:p>122.35513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2.41362" calcext:value-type="float">
            <text:p>122.41362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2.48726" calcext:value-type="float">
            <text:p>122.48726</text:p>
          </table:table-cell>
          <table:table-cell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2.57996" calcext:value-type="float">
            <text:p>122.57996</text:p>
          </table:table-cell>
          <table:table-cell office:value-type="float" office:value="0" calcext:value-type="float">
            <text:p>0</text:p>
          </table:table-cell>
          <table:table-cell office:value-type="float" office:value="5166" calcext:value-type="float">
            <text:p>5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2.69666" calcext:value-type="float">
            <text:p>122.69666</text:p>
          </table:table-cell>
          <table:table-cell office:value-type="float" office:value="0" calcext:value-type="float">
            <text:p>0</text:p>
          </table:table-cell>
          <table:table-cell office:value-type="float" office:value="6504" calcext:value-type="float">
            <text:p>6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2.84358" calcext:value-type="float">
            <text:p>122.84358</text:p>
          </table:table-cell>
          <table:table-cell office:value-type="float" office:value="0" calcext:value-type="float">
            <text:p>0</text:p>
          </table:table-cell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3.02854" calcext:value-type="float">
            <text:p>123.02854</text:p>
          </table:table-cell>
          <table:table-cell office:value-type="float" office:value="0" calcext:value-type="float">
            <text:p>0</text:p>
          </table:table-cell>
          <table:table-cell office:value-type="float" office:value="10308" calcext:value-type="float">
            <text:p>10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3.26139" calcext:value-type="float">
            <text:p>123.26139</text:p>
          </table:table-cell>
          <table:table-cell office:value-type="float" office:value="0" calcext:value-type="float">
            <text:p>0</text:p>
          </table:table-cell>
          <table:table-cell office:value-type="float" office:value="12977" calcext:value-type="float">
            <text:p>1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3.55453" calcext:value-type="float">
            <text:p>123.55453</text:p>
          </table:table-cell>
          <table:table-cell office:value-type="float" office:value="0" calcext:value-type="float">
            <text:p>0</text:p>
          </table:table-cell>
          <table:table-cell office:value-type="float" office:value="16337" calcext:value-type="float">
            <text:p>16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3.92357" calcext:value-type="float">
            <text:p>123.92357</text:p>
          </table:table-cell>
          <table:table-cell office:value-type="float" office:value="0" calcext:value-type="float">
            <text:p>0</text:p>
          </table:table-cell>
          <table:table-cell office:value-type="float" office:value="20567" calcext:value-type="float">
            <text:p>20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4.38817" calcext:value-type="float">
            <text:p>124.38817</text:p>
          </table:table-cell>
          <table:table-cell office:value-type="float" office:value="0" calcext:value-type="float">
            <text:p>0</text:p>
          </table:table-cell>
          <table:table-cell office:value-type="float" office:value="25893" calcext:value-type="float">
            <text:p>25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4.95245" calcext:value-type="float">
            <text:p>124.95245</text:p>
          </table:table-cell>
          <table:table-cell office:value-type="float" office:value="0" calcext:value-type="float">
            <text:p>0</text:p>
          </table:table-cell>
          <table:table-cell office:value-type="float" office:value="30535" calcext:value-type="float">
            <text:p>30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3.7578" calcext:value-type="float">
            <text:p>153.7578</text:p>
          </table:table-cell>
          <table:table-cell office:value-type="float" office:value="0" calcext:value-type="float">
            <text:p>0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82.2603" calcext:value-type="float">
            <text:p>182.26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82.2603" calcext:value-type="float">
            <text:p>182.2603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82.2653" calcext:value-type="float">
            <text:p>182.265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2.2628" calcext:value-type="float">
            <text:p>212.2628</text:p>
          </table:table-cell>
          <table:table-cell office:value-type="float" office:value="0" calcext:value-type="float">
            <text:p>0</text:p>
          </table:table-cell>
          <table:table-cell office:value-type="float" office:value="2999500" calcext:value-type="float">
            <text:p>2999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42.26465" calcext:value-type="float">
            <text:p>242.2646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42.27835" calcext:value-type="float">
            <text:p>242.2783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42.29204" calcext:value-type="float">
            <text:p>242.2920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42.30573" calcext:value-type="float">
            <text:p>242.3057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42.31943" calcext:value-type="float">
            <text:p>242.3194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42.33313" calcext:value-type="float">
            <text:p>242.3331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42.34682" calcext:value-type="float">
            <text:p>242.3468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42.36051" calcext:value-type="float">
            <text:p>242.3605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42.37421" calcext:value-type="float">
            <text:p>242.3742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42.38791" calcext:value-type="float">
            <text:p>242.3879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42.40161" calcext:value-type="float">
            <text:p>242.4016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42.4153" calcext:value-type="float">
            <text:p>242.4153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2.42899" calcext:value-type="float">
            <text:p>242.428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42.44269" calcext:value-type="float">
            <text:p>242.4426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42.45639" calcext:value-type="float">
            <text:p>242.4563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42.47008" calcext:value-type="float">
            <text:p>242.4700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42.48377" calcext:value-type="float">
            <text:p>242.4837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42.49747" calcext:value-type="float">
            <text:p>242.4974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42.51117" calcext:value-type="float">
            <text:p>242.5111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42.52487" calcext:value-type="float">
            <text:p>242.5248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2.53856" calcext:value-type="float">
            <text:p>242.5385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2.55225" calcext:value-type="float">
            <text:p>242.5522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2.56595" calcext:value-type="float">
            <text:p>242.565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42.57965" calcext:value-type="float">
            <text:p>242.5796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42.59335" calcext:value-type="float">
            <text:p>242.5933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42.60704" calcext:value-type="float">
            <text:p>242.6070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42.62073" calcext:value-type="float">
            <text:p>242.6207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2.634430000001" calcext:value-type="float">
            <text:p>242.6344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42.648130000001" calcext:value-type="float">
            <text:p>242.6481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42.661820000001" calcext:value-type="float">
            <text:p>242.66182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42.675510000001" calcext:value-type="float">
            <text:p>242.6755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42.689210000001" calcext:value-type="float">
            <text:p>242.6892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2.702910000001" calcext:value-type="float">
            <text:p>242.7029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42.716610000001" calcext:value-type="float">
            <text:p>242.7166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42.730300000001" calcext:value-type="float">
            <text:p>242.73030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42.743990000001" calcext:value-type="float">
            <text:p>242.7439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42.757690000001" calcext:value-type="float">
            <text:p>242.7576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2.771390000001" calcext:value-type="float">
            <text:p>242.7713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42.785080000001" calcext:value-type="float">
            <text:p>242.78508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42.798770000001" calcext:value-type="float">
            <text:p>242.7987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42.812470000001" calcext:value-type="float">
            <text:p>242.8124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42.826170000001" calcext:value-type="float">
            <text:p>242.8261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2.839870000001" calcext:value-type="float">
            <text:p>242.8398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42.853560000001" calcext:value-type="float">
            <text:p>242.85356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42.867250000001" calcext:value-type="float">
            <text:p>242.8672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42.880950000001" calcext:value-type="float">
            <text:p>242.8809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2.894650000001" calcext:value-type="float">
            <text:p>242.8946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42.908340000001" calcext:value-type="float">
            <text:p>242.90834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42.922030000001" calcext:value-type="float">
            <text:p>242.9220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42.935730000001" calcext:value-type="float">
            <text:p>242.9357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2.949430000001" calcext:value-type="float">
            <text:p>242.9494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2.963130000001" calcext:value-type="float">
            <text:p>242.9631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2.976820000001" calcext:value-type="float">
            <text:p>242.97682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2.990510000001" calcext:value-type="float">
            <text:p>242.9905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43.004210000001" calcext:value-type="float">
            <text:p>243.0042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43.017910000001" calcext:value-type="float">
            <text:p>243.0179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43.031610000001" calcext:value-type="float">
            <text:p>243.0316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3.045300000001" calcext:value-type="float">
            <text:p>243.04530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3.058990000001" calcext:value-type="float">
            <text:p>243.0589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43.072690000001" calcext:value-type="float">
            <text:p>243.0726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43.086390000001" calcext:value-type="float">
            <text:p>243.0863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43.100080000001" calcext:value-type="float">
            <text:p>243.10008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43.113770000001" calcext:value-type="float">
            <text:p>243.1137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43.127470000001" calcext:value-type="float">
            <text:p>243.1274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43.141170000001" calcext:value-type="float">
            <text:p>243.1411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43.154870000001" calcext:value-type="float">
            <text:p>243.1548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43.168560000001" calcext:value-type="float">
            <text:p>243.16856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43.182250000001" calcext:value-type="float">
            <text:p>243.1822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43.195950000001" calcext:value-type="float">
            <text:p>243.1959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43.209650000001" calcext:value-type="float">
            <text:p>243.2096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43.223340000001" calcext:value-type="float">
            <text:p>243.22334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43.237030000001" calcext:value-type="float">
            <text:p>243.2370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43.250730000001" calcext:value-type="float">
            <text:p>243.2507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43.257590000001" calcext:value-type="float">
            <text:p>243.25759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43.257610000001" calcext:value-type="float">
            <text:p>243.25761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43.257630000001" calcext:value-type="float">
            <text:p>243.25763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43.257650000001" calcext:value-type="float">
            <text:p>243.25765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43.257670000001" calcext:value-type="float">
            <text:p>243.25767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43.257690000001" calcext:value-type="float">
            <text:p>243.25769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43.257710000001" calcext:value-type="float">
            <text:p>243.25771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43.257730000001" calcext:value-type="float">
            <text:p>243.25773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43.257750000001" calcext:value-type="float">
            <text:p>243.25775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43.257770000001" calcext:value-type="float">
            <text:p>243.25777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43.257790000001" calcext:value-type="float">
            <text:p>243.25779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43.257810000001" calcext:value-type="float">
            <text:p>243.25781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43.257830000001" calcext:value-type="float">
            <text:p>243.25783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6.295391501395" calcext:value-type="float">
            <text:p>436.29539150139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43.257850000001" calcext:value-type="float">
            <text:p>243.25785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6.295391501395" calcext:value-type="float">
            <text:p>436.2953915013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43.257870000001" calcext:value-type="float">
            <text:p>243.25787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6.295391501395" calcext:value-type="float">
            <text:p>436.2953915013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43.257890000001" calcext:value-type="float">
            <text:p>243.25789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6.295391501395" calcext:value-type="float">
            <text:p>436.29539150139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43.257910000001" calcext:value-type="float">
            <text:p>243.25791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6.295391501395" calcext:value-type="float">
            <text:p>436.29539150139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43.257930000001" calcext:value-type="float">
            <text:p>243.25793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6.295391501395" calcext:value-type="float">
            <text:p>436.29539150139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43.257950000001" calcext:value-type="float">
            <text:p>243.25795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6.295391501395" calcext:value-type="float">
            <text:p>436.2953915013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3.257970000001" calcext:value-type="float">
            <text:p>243.25797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6.295391501395" calcext:value-type="float">
            <text:p>436.29539150139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43.257990000001" calcext:value-type="float">
            <text:p>243.25799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6.295391501395" calcext:value-type="float">
            <text:p>436.29539150139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43.258010000001" calcext:value-type="float">
            <text:p>243.25801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6.295391501395" calcext:value-type="float">
            <text:p>436.29539150139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43.258030000001" calcext:value-type="float">
            <text:p>243.25803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43.258050000001" calcext:value-type="float">
            <text:p>243.25805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43.258070000001" calcext:value-type="float">
            <text:p>243.25807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43.258090000001" calcext:value-type="float">
            <text:p>243.25809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43.258110000001" calcext:value-type="float">
            <text:p>243.25811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43.258140000001" calcext:value-type="float">
            <text:p>243.258140000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43.258170000001" calcext:value-type="float">
            <text:p>243.25817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43.258190000001" calcext:value-type="float">
            <text:p>243.25819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43.258210000001" calcext:value-type="float">
            <text:p>243.25821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43.258230000001" calcext:value-type="float">
            <text:p>243.25823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43.258250000001" calcext:value-type="float">
            <text:p>243.25825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43.258280000001" calcext:value-type="float">
            <text:p>243.258280000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3.258320000001" calcext:value-type="float">
            <text:p>243.258320000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43.258370000001" calcext:value-type="float">
            <text:p>243.258370000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43.258430000001" calcext:value-type="float">
            <text:p>243.258430000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43.258500000001" calcext:value-type="float">
            <text:p>243.2585000000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43.258590000001" calcext:value-type="float">
            <text:p>243.25859000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3.258710000001" calcext:value-type="float">
            <text:p>243.25871000000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3.258860000001" calcext:value-type="float">
            <text:p>243.2588600000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3.259040000001" calcext:value-type="float">
            <text:p>243.259040000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43.259270000001" calcext:value-type="float">
            <text:p>243.25927000000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3.259560000001" calcext:value-type="float">
            <text:p>243.25956000000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43.259930000001" calcext:value-type="float">
            <text:p>243.25993000000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3.260400000001" calcext:value-type="float">
            <text:p>243.26040000000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3.260980000001" calcext:value-type="float">
            <text:p>243.2609800000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43.261720000001" calcext:value-type="float">
            <text:p>243.26172000000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43.262650000001" calcext:value-type="float">
            <text:p>243.26265000000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43.263810000001" calcext:value-type="float">
            <text:p>243.26381000000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43.265280000001" calcext:value-type="float">
            <text:p>243.26528000000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43.267130000001" calcext:value-type="float">
            <text:p>243.26713000000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43.269460000001" calcext:value-type="float">
            <text:p>243.26946000000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43.272390000001" calcext:value-type="float">
            <text:p>243.27239000000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43.276080000001" calcext:value-type="float">
            <text:p>243.27608000000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43.280730000001" calcext:value-type="float">
            <text:p>243.28073000000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43.286580000001" calcext:value-type="float">
            <text:p>243.286580000001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43.293940000001" calcext:value-type="float">
            <text:p>243.293940000001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43.303210000001" calcext:value-type="float">
            <text:p>243.303210000001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43.314880000001" calcext:value-type="float">
            <text:p>243.314880000001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43.329570000001" calcext:value-type="float">
            <text:p>243.329570000001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43.348070000001" calcext:value-type="float">
            <text:p>243.348070000001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43.371360000001" calcext:value-type="float">
            <text:p>243.371360000001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43.400670000001" calcext:value-type="float">
            <text:p>243.400670000001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43.437570000001" calcext:value-type="float">
            <text:p>243.437570000001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43.484030000001" calcext:value-type="float">
            <text:p>243.484030000001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43.542520000002" calcext:value-type="float">
            <text:p>243.542520000002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43.616160000002" calcext:value-type="float">
            <text:p>243.616160000002</text:p>
          </table:table-cell>
          <table:table-cell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43.708860000002" calcext:value-type="float">
            <text:p>243.708860000002</text:p>
          </table:table-cell>
          <table:table-cell office:value-type="float" office:value="0" calcext:value-type="float">
            <text:p>0</text:p>
          </table:table-cell>
          <table:table-cell office:value-type="float" office:value="5166" calcext:value-type="float">
            <text:p>5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3.825560000002" calcext:value-type="float">
            <text:p>243.825560000002</text:p>
          </table:table-cell>
          <table:table-cell office:value-type="float" office:value="0" calcext:value-type="float">
            <text:p>0</text:p>
          </table:table-cell>
          <table:table-cell office:value-type="float" office:value="6504" calcext:value-type="float">
            <text:p>6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43.972480000002" calcext:value-type="float">
            <text:p>243.972480000002</text:p>
          </table:table-cell>
          <table:table-cell office:value-type="float" office:value="0" calcext:value-type="float">
            <text:p>0</text:p>
          </table:table-cell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44.157440000002" calcext:value-type="float">
            <text:p>244.157440000002</text:p>
          </table:table-cell>
          <table:table-cell office:value-type="float" office:value="0" calcext:value-type="float">
            <text:p>0</text:p>
          </table:table-cell>
          <table:table-cell office:value-type="float" office:value="10308" calcext:value-type="float">
            <text:p>10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44.390290000002" calcext:value-type="float">
            <text:p>244.390290000002</text:p>
          </table:table-cell>
          <table:table-cell office:value-type="float" office:value="0" calcext:value-type="float">
            <text:p>0</text:p>
          </table:table-cell>
          <table:table-cell office:value-type="float" office:value="12977" calcext:value-type="float">
            <text:p>1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44.683430000002" calcext:value-type="float">
            <text:p>244.683430000002</text:p>
          </table:table-cell>
          <table:table-cell office:value-type="float" office:value="0" calcext:value-type="float">
            <text:p>0</text:p>
          </table:table-cell>
          <table:table-cell office:value-type="float" office:value="16337" calcext:value-type="float">
            <text:p>16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45.052470000002" calcext:value-type="float">
            <text:p>245.052470000002</text:p>
          </table:table-cell>
          <table:table-cell office:value-type="float" office:value="0" calcext:value-type="float">
            <text:p>0</text:p>
          </table:table-cell>
          <table:table-cell office:value-type="float" office:value="20567" calcext:value-type="float">
            <text:p>20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45.517070000002" calcext:value-type="float">
            <text:p>245.517070000002</text:p>
          </table:table-cell>
          <table:table-cell office:value-type="float" office:value="0" calcext:value-type="float">
            <text:p>0</text:p>
          </table:table-cell>
          <table:table-cell office:value-type="float" office:value="25893" calcext:value-type="float">
            <text:p>25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46.081350000002" calcext:value-type="float">
            <text:p>246.081350000002</text:p>
          </table:table-cell>
          <table:table-cell office:value-type="float" office:value="0" calcext:value-type="float">
            <text:p>0</text:p>
          </table:table-cell>
          <table:table-cell office:value-type="float" office:value="30535" calcext:value-type="float">
            <text:p>30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74.886700000001" calcext:value-type="float">
            <text:p>274.886700000001</text:p>
          </table:table-cell>
          <table:table-cell office:value-type="float" office:value="0" calcext:value-type="float">
            <text:p>0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03.389200000001" calcext:value-type="float">
            <text:p>303.389200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03.389200000001" calcext:value-type="float">
            <text:p>303.389200000001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03.394200000001" calcext:value-type="float">
            <text:p>303.39420000000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33.391700000001" calcext:value-type="float">
            <text:p>333.391700000001</text:p>
          </table:table-cell>
          <table:table-cell office:value-type="float" office:value="0" calcext:value-type="float">
            <text:p>0</text:p>
          </table:table-cell>
          <table:table-cell office:value-type="float" office:value="2999500" calcext:value-type="float">
            <text:p>2999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63.393550000001" calcext:value-type="float">
            <text:p>363.3935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63.407250000001" calcext:value-type="float">
            <text:p>363.4072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63.420940000001" calcext:value-type="float">
            <text:p>363.42094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63.434630000001" calcext:value-type="float">
            <text:p>363.4346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63.448330000001" calcext:value-type="float">
            <text:p>363.4483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63.462030000001" calcext:value-type="float">
            <text:p>363.4620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63.475720000001" calcext:value-type="float">
            <text:p>363.47572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63.489410000001" calcext:value-type="float">
            <text:p>363.4894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63.503110000001" calcext:value-type="float">
            <text:p>363.5031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63.516810000001" calcext:value-type="float">
            <text:p>363.5168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63.530510000001" calcext:value-type="float">
            <text:p>363.5305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63.544200000001" calcext:value-type="float">
            <text:p>363.54420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63.557890000001" calcext:value-type="float">
            <text:p>363.5578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63.571590000001" calcext:value-type="float">
            <text:p>363.5715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63.585290000001" calcext:value-type="float">
            <text:p>363.5852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63.598980000001" calcext:value-type="float">
            <text:p>363.59898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63.612670000001" calcext:value-type="float">
            <text:p>363.6126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63.626370000001" calcext:value-type="float">
            <text:p>363.6263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63.640070000001" calcext:value-type="float">
            <text:p>363.6400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63.653770000001" calcext:value-type="float">
            <text:p>363.6537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63.667460000001" calcext:value-type="float">
            <text:p>363.66746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63.681150000001" calcext:value-type="float">
            <text:p>363.6811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63.694850000001" calcext:value-type="float">
            <text:p>363.6948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63.708550000001" calcext:value-type="float">
            <text:p>363.7085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63.722250000001" calcext:value-type="float">
            <text:p>363.7222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63.735940000001" calcext:value-type="float">
            <text:p>363.73594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63.749630000001" calcext:value-type="float">
            <text:p>363.7496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63.763330000001" calcext:value-type="float">
            <text:p>363.7633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63.777030000001" calcext:value-type="float">
            <text:p>363.7770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3.790720000001" calcext:value-type="float">
            <text:p>363.79072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63.804410000001" calcext:value-type="float">
            <text:p>363.8044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3.818110000001" calcext:value-type="float">
            <text:p>363.8181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3.831810000001" calcext:value-type="float">
            <text:p>363.8318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63.845510000001" calcext:value-type="float">
            <text:p>363.8455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63.859200000001" calcext:value-type="float">
            <text:p>363.85920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63.872890000001" calcext:value-type="float">
            <text:p>363.8728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63.886590000001" calcext:value-type="float">
            <text:p>363.8865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63.900290000001" calcext:value-type="float">
            <text:p>363.9002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3.913980000001" calcext:value-type="float">
            <text:p>363.91398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63.927670000001" calcext:value-type="float">
            <text:p>363.9276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63.94137" calcext:value-type="float">
            <text:p>363.9413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63.95507" calcext:value-type="float">
            <text:p>363.9550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63.96877" calcext:value-type="float">
            <text:p>363.9687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63.98246" calcext:value-type="float">
            <text:p>363.9824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63.99615" calcext:value-type="float">
            <text:p>363.9961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64.00985" calcext:value-type="float">
            <text:p>364.0098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64.02355" calcext:value-type="float">
            <text:p>364.0235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64.03724" calcext:value-type="float">
            <text:p>364.0372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64.05093" calcext:value-type="float">
            <text:p>364.050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64.06463" calcext:value-type="float">
            <text:p>364.0646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64.07833" calcext:value-type="float">
            <text:p>364.0783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64.09203" calcext:value-type="float">
            <text:p>364.0920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64.10572" calcext:value-type="float">
            <text:p>364.1057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64.11941" calcext:value-type="float">
            <text:p>364.1194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64.13311" calcext:value-type="float">
            <text:p>364.1331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64.14681" calcext:value-type="float">
            <text:p>364.1468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64.16051" calcext:value-type="float">
            <text:p>364.1605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64.1742" calcext:value-type="float">
            <text:p>364.174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4.18789" calcext:value-type="float">
            <text:p>364.1878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64.20159" calcext:value-type="float">
            <text:p>364.2015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64.21529" calcext:value-type="float">
            <text:p>364.2152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64.22898" calcext:value-type="float">
            <text:p>364.2289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64.24267" calcext:value-type="float">
            <text:p>364.2426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64.25637" calcext:value-type="float">
            <text:p>364.2563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64.27007" calcext:value-type="float">
            <text:p>364.2700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64.28377" calcext:value-type="float">
            <text:p>364.2837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64.29746" calcext:value-type="float">
            <text:p>364.2974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64.31115" calcext:value-type="float">
            <text:p>364.3111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64.32485" calcext:value-type="float">
            <text:p>364.3248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64.33855" calcext:value-type="float">
            <text:p>364.3385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64.35224" calcext:value-type="float">
            <text:p>364.3522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64.36593" calcext:value-type="float">
            <text:p>364.365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64.37963" calcext:value-type="float">
            <text:p>364.3796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64.38649" calcext:value-type="float">
            <text:p>364.386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64.38651" calcext:value-type="float">
            <text:p>364.386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64.38653" calcext:value-type="float">
            <text:p>364.386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64.38655" calcext:value-type="float">
            <text:p>364.38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64.38657" calcext:value-type="float">
            <text:p>364.386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64.38659" calcext:value-type="float">
            <text:p>364.386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64.38661" calcext:value-type="float">
            <text:p>364.386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64.38663" calcext:value-type="float">
            <text:p>364.38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64.38665" calcext:value-type="float">
            <text:p>364.38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64.38667" calcext:value-type="float">
            <text:p>364.38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64.38669" calcext:value-type="float">
            <text:p>364.386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64.38671" calcext:value-type="float">
            <text:p>364.38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64.38673" calcext:value-type="float">
            <text:p>364.386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5.034571237595" calcext:value-type="float">
            <text:p>795.03457123759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64.38675" calcext:value-type="float">
            <text:p>364.38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5.034571237595" calcext:value-type="float">
            <text:p>795.03457123759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64.38677" calcext:value-type="float">
            <text:p>364.386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5.034571237595" calcext:value-type="float">
            <text:p>795.03457123759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64.38679" calcext:value-type="float">
            <text:p>364.386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5.034571237595" calcext:value-type="float">
            <text:p>795.03457123759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64.38681" calcext:value-type="float">
            <text:p>364.386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5.034571237595" calcext:value-type="float">
            <text:p>795.03457123759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64.38683" calcext:value-type="float">
            <text:p>364.38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5.034571237595" calcext:value-type="float">
            <text:p>795.03457123759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64.38685" calcext:value-type="float">
            <text:p>364.38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5.034571237595" calcext:value-type="float">
            <text:p>795.03457123759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64.38687" calcext:value-type="float">
            <text:p>364.386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5.034571237595" calcext:value-type="float">
            <text:p>795.03457123759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64.38689" calcext:value-type="float">
            <text:p>364.386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5.034571237595" calcext:value-type="float">
            <text:p>795.03457123759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64.38691" calcext:value-type="float">
            <text:p>364.386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5.034571237595" calcext:value-type="float">
            <text:p>795.03457123759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64.38693" calcext:value-type="float">
            <text:p>364.386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64.38695" calcext:value-type="float">
            <text:p>364.38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64.38697" calcext:value-type="float">
            <text:p>364.38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64.38699" calcext:value-type="float">
            <text:p>364.38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64.38701" calcext:value-type="float">
            <text:p>364.387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64.38704" calcext:value-type="float">
            <text:p>364.387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64.38707" calcext:value-type="float">
            <text:p>364.387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64.38709" calcext:value-type="float">
            <text:p>364.387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64.38711" calcext:value-type="float">
            <text:p>364.387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64.38713" calcext:value-type="float">
            <text:p>364.387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64.38715" calcext:value-type="float">
            <text:p>364.387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64.38718" calcext:value-type="float">
            <text:p>364.387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64.38722" calcext:value-type="float">
            <text:p>364.387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64.38727" calcext:value-type="float">
            <text:p>364.387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64.38733" calcext:value-type="float">
            <text:p>364.38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64.3874" calcext:value-type="float">
            <text:p>364.38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64.38749" calcext:value-type="float">
            <text:p>364.387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64.38761" calcext:value-type="float">
            <text:p>364.387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64.38776" calcext:value-type="float">
            <text:p>364.387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64.38794" calcext:value-type="float">
            <text:p>364.3879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64.38817" calcext:value-type="float">
            <text:p>364.388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64.38846" calcext:value-type="float">
            <text:p>364.3884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64.38883" calcext:value-type="float">
            <text:p>364.3888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64.3893" calcext:value-type="float">
            <text:p>364.389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64.38988" calcext:value-type="float">
            <text:p>364.3898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64.39062" calcext:value-type="float">
            <text:p>364.3906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64.39155" calcext:value-type="float">
            <text:p>364.3915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64.39271" calcext:value-type="float">
            <text:p>364.3927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64.39418" calcext:value-type="float">
            <text:p>364.3941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64.396030000001" calcext:value-type="float">
            <text:p>364.39603000000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64.398360000001" calcext:value-type="float">
            <text:p>364.39836000000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64.401290000001" calcext:value-type="float">
            <text:p>364.40129000000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64.404980000001" calcext:value-type="float">
            <text:p>364.40498000000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64.409630000001" calcext:value-type="float">
            <text:p>364.40963000000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64.415480000001" calcext:value-type="float">
            <text:p>364.415480000001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64.422840000001" calcext:value-type="float">
            <text:p>364.422840000001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64.432110000001" calcext:value-type="float">
            <text:p>364.432110000001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64.443780000001" calcext:value-type="float">
            <text:p>364.443780000001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64.458470000001" calcext:value-type="float">
            <text:p>364.458470000001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64.476970000001" calcext:value-type="float">
            <text:p>364.476970000001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64.500260000001" calcext:value-type="float">
            <text:p>364.500260000001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64.529570000001" calcext:value-type="float">
            <text:p>364.529570000001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64.566470000001" calcext:value-type="float">
            <text:p>364.566470000001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64.612930000001" calcext:value-type="float">
            <text:p>364.612930000001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64.671420000001" calcext:value-type="float">
            <text:p>364.671420000001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64.74506" calcext:value-type="float">
            <text:p>364.74506</text:p>
          </table:table-cell>
          <table:table-cell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64.83776" calcext:value-type="float">
            <text:p>364.83776</text:p>
          </table:table-cell>
          <table:table-cell office:value-type="float" office:value="0" calcext:value-type="float">
            <text:p>0</text:p>
          </table:table-cell>
          <table:table-cell office:value-type="float" office:value="5166" calcext:value-type="float">
            <text:p>5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64.95446" calcext:value-type="float">
            <text:p>364.95446</text:p>
          </table:table-cell>
          <table:table-cell office:value-type="float" office:value="0" calcext:value-type="float">
            <text:p>0</text:p>
          </table:table-cell>
          <table:table-cell office:value-type="float" office:value="6504" calcext:value-type="float">
            <text:p>6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65.10138" calcext:value-type="float">
            <text:p>365.10138</text:p>
          </table:table-cell>
          <table:table-cell office:value-type="float" office:value="0" calcext:value-type="float">
            <text:p>0</text:p>
          </table:table-cell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65.28634" calcext:value-type="float">
            <text:p>365.28634</text:p>
          </table:table-cell>
          <table:table-cell office:value-type="float" office:value="0" calcext:value-type="float">
            <text:p>0</text:p>
          </table:table-cell>
          <table:table-cell office:value-type="float" office:value="10308" calcext:value-type="float">
            <text:p>10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65.51919" calcext:value-type="float">
            <text:p>365.51919</text:p>
          </table:table-cell>
          <table:table-cell office:value-type="float" office:value="0" calcext:value-type="float">
            <text:p>0</text:p>
          </table:table-cell>
          <table:table-cell office:value-type="float" office:value="12977" calcext:value-type="float">
            <text:p>1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65.81233" calcext:value-type="float">
            <text:p>365.81233</text:p>
          </table:table-cell>
          <table:table-cell office:value-type="float" office:value="0" calcext:value-type="float">
            <text:p>0</text:p>
          </table:table-cell>
          <table:table-cell office:value-type="float" office:value="16337" calcext:value-type="float">
            <text:p>16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66.18137" calcext:value-type="float">
            <text:p>366.18137</text:p>
          </table:table-cell>
          <table:table-cell office:value-type="float" office:value="0" calcext:value-type="float">
            <text:p>0</text:p>
          </table:table-cell>
          <table:table-cell office:value-type="float" office:value="20567" calcext:value-type="float">
            <text:p>20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66.64597" calcext:value-type="float">
            <text:p>366.64597</text:p>
          </table:table-cell>
          <table:table-cell office:value-type="float" office:value="0" calcext:value-type="float">
            <text:p>0</text:p>
          </table:table-cell>
          <table:table-cell office:value-type="float" office:value="25893" calcext:value-type="float">
            <text:p>25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67.21025" calcext:value-type="float">
            <text:p>367.21025</text:p>
          </table:table-cell>
          <table:table-cell office:value-type="float" office:value="0" calcext:value-type="float">
            <text:p>0</text:p>
          </table:table-cell>
          <table:table-cell office:value-type="float" office:value="30535" calcext:value-type="float">
            <text:p>30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96.0156" calcext:value-type="float">
            <text:p>396.0156</text:p>
          </table:table-cell>
          <table:table-cell office:value-type="float" office:value="0" calcext:value-type="float">
            <text:p>0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24.5181" calcext:value-type="float">
            <text:p>424.51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24.5181" calcext:value-type="float">
            <text:p>424.5181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24.5231" calcext:value-type="float">
            <text:p>424.523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54.5206" calcext:value-type="float">
            <text:p>454.5206</text:p>
          </table:table-cell>
          <table:table-cell office:value-type="float" office:value="0" calcext:value-type="float">
            <text:p>0</text:p>
          </table:table-cell>
          <table:table-cell office:value-type="float" office:value="2999500" calcext:value-type="float">
            <text:p>2999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84.52245" calcext:value-type="float">
            <text:p>484.5224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84.53615" calcext:value-type="float">
            <text:p>484.5361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84.54984" calcext:value-type="float">
            <text:p>484.5498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84.56353" calcext:value-type="float">
            <text:p>484.5635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84.57723" calcext:value-type="float">
            <text:p>484.5772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84.59093" calcext:value-type="float">
            <text:p>484.590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84.60462" calcext:value-type="float">
            <text:p>484.6046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84.61831" calcext:value-type="float">
            <text:p>484.6183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84.63201" calcext:value-type="float">
            <text:p>484.632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84.64571" calcext:value-type="float">
            <text:p>484.6457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84.65941" calcext:value-type="float">
            <text:p>484.6594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84.6731" calcext:value-type="float">
            <text:p>484.673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84.68679" calcext:value-type="float">
            <text:p>484.6867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84.70049" calcext:value-type="float">
            <text:p>484.7004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84.71419" calcext:value-type="float">
            <text:p>484.7141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84.72788" calcext:value-type="float">
            <text:p>484.7278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84.74157" calcext:value-type="float">
            <text:p>484.7415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84.75527" calcext:value-type="float">
            <text:p>484.7552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84.76897" calcext:value-type="float">
            <text:p>484.768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84.78267" calcext:value-type="float">
            <text:p>484.7826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84.79636" calcext:value-type="float">
            <text:p>484.7963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84.81005" calcext:value-type="float">
            <text:p>484.8100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84.82375" calcext:value-type="float">
            <text:p>484.8237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84.83745" calcext:value-type="float">
            <text:p>484.8374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4.85115" calcext:value-type="float">
            <text:p>484.8511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84.86484" calcext:value-type="float">
            <text:p>484.8648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84.87853" calcext:value-type="float">
            <text:p>484.8785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84.89223" calcext:value-type="float">
            <text:p>484.8922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84.90593" calcext:value-type="float">
            <text:p>484.905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84.91962" calcext:value-type="float">
            <text:p>484.9196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84.93331" calcext:value-type="float">
            <text:p>484.9333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84.94701" calcext:value-type="float">
            <text:p>484.947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84.96071" calcext:value-type="float">
            <text:p>484.9607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84.974409999999" calcext:value-type="float">
            <text:p>484.97440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84.988099999999" calcext:value-type="float">
            <text:p>484.98809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85.001789999999" calcext:value-type="float">
            <text:p>485.00178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85.015489999999" calcext:value-type="float">
            <text:p>485.01548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85.029189999999" calcext:value-type="float">
            <text:p>485.02918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85.042879999999" calcext:value-type="float">
            <text:p>485.04287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85.056569999999" calcext:value-type="float">
            <text:p>485.05656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85.070269999999" calcext:value-type="float">
            <text:p>485.07026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85.083969999999" calcext:value-type="float">
            <text:p>485.08396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85.097669999999" calcext:value-type="float">
            <text:p>485.09766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85.111359999999" calcext:value-type="float">
            <text:p>485.11135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85.125049999999" calcext:value-type="float">
            <text:p>485.12504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85.138749999999" calcext:value-type="float">
            <text:p>485.13874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85.152449999999" calcext:value-type="float">
            <text:p>485.15244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85.166139999999" calcext:value-type="float">
            <text:p>485.16613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85.179829999999" calcext:value-type="float">
            <text:p>485.17982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85.193529999999" calcext:value-type="float">
            <text:p>485.19352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85.207229999999" calcext:value-type="float">
            <text:p>485.20722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85.220929999999" calcext:value-type="float">
            <text:p>485.22092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85.234619999999" calcext:value-type="float">
            <text:p>485.23461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85.248309999999" calcext:value-type="float">
            <text:p>485.24830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85.262009999999" calcext:value-type="float">
            <text:p>485.26200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85.275709999999" calcext:value-type="float">
            <text:p>485.27570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85.289409999999" calcext:value-type="float">
            <text:p>485.28940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85.303099999999" calcext:value-type="float">
            <text:p>485.30309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85.316789999999" calcext:value-type="float">
            <text:p>485.31678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85.330489999999" calcext:value-type="float">
            <text:p>485.33048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85.344189999999" calcext:value-type="float">
            <text:p>485.34418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85.357879999999" calcext:value-type="float">
            <text:p>485.35787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85.371569999999" calcext:value-type="float">
            <text:p>485.37156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85.385269999999" calcext:value-type="float">
            <text:p>485.38526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85.398969999999" calcext:value-type="float">
            <text:p>485.39896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85.412669999999" calcext:value-type="float">
            <text:p>485.41266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85.426359999999" calcext:value-type="float">
            <text:p>485.42635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85.440049999999" calcext:value-type="float">
            <text:p>485.44004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85.453749999999" calcext:value-type="float">
            <text:p>485.45374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85.467449999999" calcext:value-type="float">
            <text:p>485.46744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85.481139999999" calcext:value-type="float">
            <text:p>485.48113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85.494829999999" calcext:value-type="float">
            <text:p>485.49482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85.508529999999" calcext:value-type="float">
            <text:p>485.50852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85.515389999999" calcext:value-type="float">
            <text:p>485.51538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85.515409999999" calcext:value-type="float">
            <text:p>485.51540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85.515429999999" calcext:value-type="float">
            <text:p>485.51542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85.515449999999" calcext:value-type="float">
            <text:p>485.51544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85.515469999999" calcext:value-type="float">
            <text:p>485.51546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85.515489999999" calcext:value-type="float">
            <text:p>485.51548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85.515509999999" calcext:value-type="float">
            <text:p>485.51550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85.515529999999" calcext:value-type="float">
            <text:p>485.51552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85.515549999999" calcext:value-type="float">
            <text:p>485.51554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85.515569999999" calcext:value-type="float">
            <text:p>485.51556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85.515589999999" calcext:value-type="float">
            <text:p>485.51558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85.515609999999" calcext:value-type="float">
            <text:p>485.51560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85.515629999999" calcext:value-type="float">
            <text:p>485.51562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0.09935782275" calcext:value-type="float">
            <text:p>1710.0993578227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85.515649999999" calcext:value-type="float">
            <text:p>485.51564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0.09935782275" calcext:value-type="float">
            <text:p>1710.0993578227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85.515669999999" calcext:value-type="float">
            <text:p>485.51566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0.09935782275" calcext:value-type="float">
            <text:p>1710.0993578227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85.515689999999" calcext:value-type="float">
            <text:p>485.51568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0.09935782275" calcext:value-type="float">
            <text:p>1710.0993578227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85.515709999999" calcext:value-type="float">
            <text:p>485.51570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0.09935782275" calcext:value-type="float">
            <text:p>1710.0993578227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85.515729999999" calcext:value-type="float">
            <text:p>485.51572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0.09935782275" calcext:value-type="float">
            <text:p>1710.0993578227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85.515749999999" calcext:value-type="float">
            <text:p>485.51574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0.09935782275" calcext:value-type="float">
            <text:p>1710.0993578227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85.515769999999" calcext:value-type="float">
            <text:p>485.51576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0.09935782275" calcext:value-type="float">
            <text:p>1710.0993578227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85.515789999999" calcext:value-type="float">
            <text:p>485.51578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0.09935782275" calcext:value-type="float">
            <text:p>1710.0993578227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85.515809999999" calcext:value-type="float">
            <text:p>485.51580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0.09935782275" calcext:value-type="float">
            <text:p>1710.0993578227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85.515829999999" calcext:value-type="float">
            <text:p>485.51582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85.515849999999" calcext:value-type="float">
            <text:p>485.51584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85.515869999999" calcext:value-type="float">
            <text:p>485.51586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85.515889999999" calcext:value-type="float">
            <text:p>485.51588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85.515909999999" calcext:value-type="float">
            <text:p>485.51590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85.515939999999" calcext:value-type="float">
            <text:p>485.5159399999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85.515969999999" calcext:value-type="float">
            <text:p>485.51596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85.515989999999" calcext:value-type="float">
            <text:p>485.51598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85.516009999999" calcext:value-type="float">
            <text:p>485.51600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85.516029999999" calcext:value-type="float">
            <text:p>485.51602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85.516049999999" calcext:value-type="float">
            <text:p>485.51604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85.516079999999" calcext:value-type="float">
            <text:p>485.5160799999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85.516119999999" calcext:value-type="float">
            <text:p>485.5161199999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85.516169999999" calcext:value-type="float">
            <text:p>485.5161699999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85.516229999999" calcext:value-type="float">
            <text:p>485.5162299999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85.516299999999" calcext:value-type="float">
            <text:p>485.5162999999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85.516389999999" calcext:value-type="float">
            <text:p>485.5163899999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85.516509999999" calcext:value-type="float">
            <text:p>485.5165099999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85.516659999999" calcext:value-type="float">
            <text:p>485.5166599999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85.516839999999" calcext:value-type="float">
            <text:p>485.5168399999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85.517069999999" calcext:value-type="float">
            <text:p>485.5170699999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85.517359999999" calcext:value-type="float">
            <text:p>485.51735999999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85.517729999999" calcext:value-type="float">
            <text:p>485.51772999999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85.518199999999" calcext:value-type="float">
            <text:p>485.51819999999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85.518779999999" calcext:value-type="float">
            <text:p>485.51877999999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85.519519999999" calcext:value-type="float">
            <text:p>485.51951999999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85.520449999999" calcext:value-type="float">
            <text:p>485.52044999999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85.521609999999" calcext:value-type="float">
            <text:p>485.52160999999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85.523079999999" calcext:value-type="float">
            <text:p>485.52307999999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85.524929999999" calcext:value-type="float">
            <text:p>485.52492999999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85.527259999999" calcext:value-type="float">
            <text:p>485.52725999999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85.530189999999" calcext:value-type="float">
            <text:p>485.53018999999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85.533879999999" calcext:value-type="float">
            <text:p>485.533879999999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85.538529999999" calcext:value-type="float">
            <text:p>485.53852999999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85.544379999999" calcext:value-type="float">
            <text:p>485.54437999999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85.551739999999" calcext:value-type="float">
            <text:p>485.551739999999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85.561009999999" calcext:value-type="float">
            <text:p>485.561009999999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85.572679999999" calcext:value-type="float">
            <text:p>485.572679999999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85.587369999999" calcext:value-type="float">
            <text:p>485.587369999999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85.605869999999" calcext:value-type="float">
            <text:p>485.605869999999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85.629159999999" calcext:value-type="float">
            <text:p>485.629159999999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85.658469999999" calcext:value-type="float">
            <text:p>485.658469999999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85.695369999999" calcext:value-type="float">
            <text:p>485.695369999999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85.741829999999" calcext:value-type="float">
            <text:p>485.741829999999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85.800319999999" calcext:value-type="float">
            <text:p>485.800319999999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85.873959999999" calcext:value-type="float">
            <text:p>485.873959999999</text:p>
          </table:table-cell>
          <table:table-cell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85.966659999999" calcext:value-type="float">
            <text:p>485.966659999999</text:p>
          </table:table-cell>
          <table:table-cell office:value-type="float" office:value="0" calcext:value-type="float">
            <text:p>0</text:p>
          </table:table-cell>
          <table:table-cell office:value-type="float" office:value="5166" calcext:value-type="float">
            <text:p>5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86.083359999999" calcext:value-type="float">
            <text:p>486.083359999999</text:p>
          </table:table-cell>
          <table:table-cell office:value-type="float" office:value="0" calcext:value-type="float">
            <text:p>0</text:p>
          </table:table-cell>
          <table:table-cell office:value-type="float" office:value="6504" calcext:value-type="float">
            <text:p>6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86.230279999999" calcext:value-type="float">
            <text:p>486.230279999999</text:p>
          </table:table-cell>
          <table:table-cell office:value-type="float" office:value="0" calcext:value-type="float">
            <text:p>0</text:p>
          </table:table-cell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86.415239999999" calcext:value-type="float">
            <text:p>486.415239999999</text:p>
          </table:table-cell>
          <table:table-cell office:value-type="float" office:value="0" calcext:value-type="float">
            <text:p>0</text:p>
          </table:table-cell>
          <table:table-cell office:value-type="float" office:value="10308" calcext:value-type="float">
            <text:p>10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86.648089999999" calcext:value-type="float">
            <text:p>486.648089999999</text:p>
          </table:table-cell>
          <table:table-cell office:value-type="float" office:value="0" calcext:value-type="float">
            <text:p>0</text:p>
          </table:table-cell>
          <table:table-cell office:value-type="float" office:value="12977" calcext:value-type="float">
            <text:p>1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86.941229999999" calcext:value-type="float">
            <text:p>486.941229999999</text:p>
          </table:table-cell>
          <table:table-cell office:value-type="float" office:value="0" calcext:value-type="float">
            <text:p>0</text:p>
          </table:table-cell>
          <table:table-cell office:value-type="float" office:value="16337" calcext:value-type="float">
            <text:p>16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87.310269999999" calcext:value-type="float">
            <text:p>487.310269999999</text:p>
          </table:table-cell>
          <table:table-cell office:value-type="float" office:value="0" calcext:value-type="float">
            <text:p>0</text:p>
          </table:table-cell>
          <table:table-cell office:value-type="float" office:value="20567" calcext:value-type="float">
            <text:p>20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87.774869999999" calcext:value-type="float">
            <text:p>487.774869999999</text:p>
          </table:table-cell>
          <table:table-cell office:value-type="float" office:value="0" calcext:value-type="float">
            <text:p>0</text:p>
          </table:table-cell>
          <table:table-cell office:value-type="float" office:value="25893" calcext:value-type="float">
            <text:p>25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88.339149999999" calcext:value-type="float">
            <text:p>488.339149999999</text:p>
          </table:table-cell>
          <table:table-cell office:value-type="float" office:value="0" calcext:value-type="float">
            <text:p>0</text:p>
          </table:table-cell>
          <table:table-cell office:value-type="float" office:value="30535" calcext:value-type="float">
            <text:p>30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17.144499999999" calcext:value-type="float">
            <text:p>517.144499999999</text:p>
          </table:table-cell>
          <table:table-cell office:value-type="float" office:value="0" calcext:value-type="float">
            <text:p>0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45.646999999999" calcext:value-type="float">
            <text:p>545.6469999999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45.646999999999" calcext:value-type="float">
            <text:p>545.646999999999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45.651999999999" calcext:value-type="float">
            <text:p>545.651999999999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75.649499999999" calcext:value-type="float">
            <text:p>575.649499999999</text:p>
          </table:table-cell>
          <table:table-cell office:value-type="float" office:value="0" calcext:value-type="float">
            <text:p>0</text:p>
          </table:table-cell>
          <table:table-cell office:value-type="float" office:value="2999500" calcext:value-type="float">
            <text:p>2999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05.651349999999" calcext:value-type="float">
            <text:p>605.65134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05.665049999999" calcext:value-type="float">
            <text:p>605.66504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05.678739999999" calcext:value-type="float">
            <text:p>605.67873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05.692429999999" calcext:value-type="float">
            <text:p>605.69242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05.706129999999" calcext:value-type="float">
            <text:p>605.70612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05.719829999999" calcext:value-type="float">
            <text:p>605.71982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05.733519999999" calcext:value-type="float">
            <text:p>605.73351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05.747209999999" calcext:value-type="float">
            <text:p>605.74720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05.760909999999" calcext:value-type="float">
            <text:p>605.76090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05.774609999999" calcext:value-type="float">
            <text:p>605.77460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05.788309999999" calcext:value-type="float">
            <text:p>605.78830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05.801999999999" calcext:value-type="float">
            <text:p>605.80199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05.815689999999" calcext:value-type="float">
            <text:p>605.81568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05.829389999999" calcext:value-type="float">
            <text:p>605.82938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05.843089999999" calcext:value-type="float">
            <text:p>605.84308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05.856779999998" calcext:value-type="float">
            <text:p>605.85677999999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05.870469999998" calcext:value-type="float">
            <text:p>605.87046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05.884169999998" calcext:value-type="float">
            <text:p>605.88416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05.897869999998" calcext:value-type="float">
            <text:p>605.89786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05.911569999998" calcext:value-type="float">
            <text:p>605.91156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05.925259999998" calcext:value-type="float">
            <text:p>605.92525999999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05.938949999998" calcext:value-type="float">
            <text:p>605.93894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05.952649999998" calcext:value-type="float">
            <text:p>605.95264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05.966349999998" calcext:value-type="float">
            <text:p>605.96634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05.980049999998" calcext:value-type="float">
            <text:p>605.98004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05.993739999998" calcext:value-type="float">
            <text:p>605.99373999999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06.007429999998" calcext:value-type="float">
            <text:p>606.00742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06.021129999998" calcext:value-type="float">
            <text:p>606.02112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06.034829999998" calcext:value-type="float">
            <text:p>606.03482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06.048519999998" calcext:value-type="float">
            <text:p>606.04851999999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6.062209999998" calcext:value-type="float">
            <text:p>606.06220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06.075909999998" calcext:value-type="float">
            <text:p>606.07590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06.089609999998" calcext:value-type="float">
            <text:p>606.08960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06.103309999998" calcext:value-type="float">
            <text:p>606.10330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06.116999999997" calcext:value-type="float">
            <text:p>606.116999999997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06.130689999997" calcext:value-type="float">
            <text:p>606.13068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06.144389999997" calcext:value-type="float">
            <text:p>606.14438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06.158089999997" calcext:value-type="float">
            <text:p>606.15808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06.171779999997" calcext:value-type="float">
            <text:p>606.171779999997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06.185469999997" calcext:value-type="float">
            <text:p>606.18546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06.199169999997" calcext:value-type="float">
            <text:p>606.19916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06.212869999997" calcext:value-type="float">
            <text:p>606.21286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06.226569999997" calcext:value-type="float">
            <text:p>606.22656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06.240259999997" calcext:value-type="float">
            <text:p>606.240259999997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06.253949999997" calcext:value-type="float">
            <text:p>606.25394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06.267649999997" calcext:value-type="float">
            <text:p>606.26764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06.281349999997" calcext:value-type="float">
            <text:p>606.28134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06.295039999997" calcext:value-type="float">
            <text:p>606.295039999997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06.308729999997" calcext:value-type="float">
            <text:p>606.30872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06.322429999997" calcext:value-type="float">
            <text:p>606.32242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06.336129999997" calcext:value-type="float">
            <text:p>606.33612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06.349829999997" calcext:value-type="float">
            <text:p>606.34982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06.363519999997" calcext:value-type="float">
            <text:p>606.363519999997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06.377209999997" calcext:value-type="float">
            <text:p>606.37720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06.390909999996" calcext:value-type="float">
            <text:p>606.39090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06.404609999996" calcext:value-type="float">
            <text:p>606.40460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06.418309999996" calcext:value-type="float">
            <text:p>606.41830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06.431999999996" calcext:value-type="float">
            <text:p>606.43199999999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06.445689999996" calcext:value-type="float">
            <text:p>606.44568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06.459389999996" calcext:value-type="float">
            <text:p>606.45938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06.473089999996" calcext:value-type="float">
            <text:p>606.47308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06.486779999996" calcext:value-type="float">
            <text:p>606.48677999999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06.500469999996" calcext:value-type="float">
            <text:p>606.50046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06.514169999996" calcext:value-type="float">
            <text:p>606.51416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06.527869999996" calcext:value-type="float">
            <text:p>606.52786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06.541569999996" calcext:value-type="float">
            <text:p>606.54156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06.555259999996" calcext:value-type="float">
            <text:p>606.55525999999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06.568949999996" calcext:value-type="float">
            <text:p>606.56894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06.582649999996" calcext:value-type="float">
            <text:p>606.58264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06.596349999996" calcext:value-type="float">
            <text:p>606.59634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06.610039999996" calcext:value-type="float">
            <text:p>606.61003999999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06.623729999996" calcext:value-type="float">
            <text:p>606.62372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06.637429999996" calcext:value-type="float">
            <text:p>606.63742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06.644289999996" calcext:value-type="float">
            <text:p>606.64428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06.644309999996" calcext:value-type="float">
            <text:p>606.64430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06.644329999996" calcext:value-type="float">
            <text:p>606.64432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06.644349999996" calcext:value-type="float">
            <text:p>606.64434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06.644369999996" calcext:value-type="float">
            <text:p>606.64436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06.644389999996" calcext:value-type="float">
            <text:p>606.64438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06.644409999996" calcext:value-type="float">
            <text:p>606.64440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06.644429999996" calcext:value-type="float">
            <text:p>606.64442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06.644449999996" calcext:value-type="float">
            <text:p>606.64444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06.644469999996" calcext:value-type="float">
            <text:p>606.64446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06.644489999996" calcext:value-type="float">
            <text:p>606.64448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06.644509999996" calcext:value-type="float">
            <text:p>606.64450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06.644529999996" calcext:value-type="float">
            <text:p>606.64452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77.33548927502" calcext:value-type="float">
            <text:p>4277.3354892750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06.644549999996" calcext:value-type="float">
            <text:p>606.64454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77.33548927502" calcext:value-type="float">
            <text:p>4277.3354892750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06.644569999996" calcext:value-type="float">
            <text:p>606.64456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77.33548927502" calcext:value-type="float">
            <text:p>4277.3354892750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06.644589999996" calcext:value-type="float">
            <text:p>606.64458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77.33548927502" calcext:value-type="float">
            <text:p>4277.3354892750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06.644609999996" calcext:value-type="float">
            <text:p>606.64460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77.33548927502" calcext:value-type="float">
            <text:p>4277.3354892750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06.644629999996" calcext:value-type="float">
            <text:p>606.64462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77.33548927502" calcext:value-type="float">
            <text:p>4277.3354892750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06.644649999996" calcext:value-type="float">
            <text:p>606.64464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77.33548927502" calcext:value-type="float">
            <text:p>4277.3354892750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06.644669999996" calcext:value-type="float">
            <text:p>606.64466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77.33548927502" calcext:value-type="float">
            <text:p>4277.3354892750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06.644689999996" calcext:value-type="float">
            <text:p>606.64468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77.33548927502" calcext:value-type="float">
            <text:p>4277.3354892750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06.644709999996" calcext:value-type="float">
            <text:p>606.64470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77.33548927502" calcext:value-type="float">
            <text:p>4277.3354892750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06.644729999996" calcext:value-type="float">
            <text:p>606.64472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06.644749999996" calcext:value-type="float">
            <text:p>606.64474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06.644769999996" calcext:value-type="float">
            <text:p>606.64476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06.644789999996" calcext:value-type="float">
            <text:p>606.64478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06.644809999996" calcext:value-type="float">
            <text:p>606.64480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06.644839999996" calcext:value-type="float">
            <text:p>606.6448399999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06.644869999996" calcext:value-type="float">
            <text:p>606.64486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06.644889999996" calcext:value-type="float">
            <text:p>606.64488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06.644909999996" calcext:value-type="float">
            <text:p>606.64490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06.644929999996" calcext:value-type="float">
            <text:p>606.64492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06.644949999996" calcext:value-type="float">
            <text:p>606.64494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06.644979999996" calcext:value-type="float">
            <text:p>606.6449799999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06.645019999996" calcext:value-type="float">
            <text:p>606.6450199999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06.645069999996" calcext:value-type="float">
            <text:p>606.645069999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06.645129999996" calcext:value-type="float">
            <text:p>606.645129999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06.645199999996" calcext:value-type="float">
            <text:p>606.6451999999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06.645289999996" calcext:value-type="float">
            <text:p>606.6452899999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06.645409999996" calcext:value-type="float">
            <text:p>606.64540999999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06.645559999996" calcext:value-type="float">
            <text:p>606.6455599999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06.645739999996" calcext:value-type="float">
            <text:p>606.6457399999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06.645969999996" calcext:value-type="float">
            <text:p>606.64596999999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06.646259999996" calcext:value-type="float">
            <text:p>606.64625999999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06.646629999996" calcext:value-type="float">
            <text:p>606.64662999999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06.647099999996" calcext:value-type="float">
            <text:p>606.64709999999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06.647679999996" calcext:value-type="float">
            <text:p>606.64767999999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06.648419999996" calcext:value-type="float">
            <text:p>606.6484199999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06.649349999996" calcext:value-type="float">
            <text:p>606.64934999999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06.650509999996" calcext:value-type="float">
            <text:p>606.65050999999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06.651979999996" calcext:value-type="float">
            <text:p>606.65197999999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06.653829999996" calcext:value-type="float">
            <text:p>606.65382999999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06.656159999996" calcext:value-type="float">
            <text:p>606.656159999996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06.659089999996" calcext:value-type="float">
            <text:p>606.65908999999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06.662779999996" calcext:value-type="float">
            <text:p>606.662779999996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06.667429999996" calcext:value-type="float">
            <text:p>606.667429999996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06.673279999996" calcext:value-type="float">
            <text:p>606.673279999996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6.680639999996" calcext:value-type="float">
            <text:p>606.680639999996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06.689909999996" calcext:value-type="float">
            <text:p>606.689909999996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06.701579999997" calcext:value-type="float">
            <text:p>606.701579999997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06.716269999996" calcext:value-type="float">
            <text:p>606.716269999996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06.734769999996" calcext:value-type="float">
            <text:p>606.734769999996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06.758059999996" calcext:value-type="float">
            <text:p>606.758059999996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06.787369999996" calcext:value-type="float">
            <text:p>606.787369999996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06.824269999996" calcext:value-type="float">
            <text:p>606.824269999996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06.870729999996" calcext:value-type="float">
            <text:p>606.870729999996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06.929219999996" calcext:value-type="float">
            <text:p>606.929219999996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07.002859999996" calcext:value-type="float">
            <text:p>607.002859999996</text:p>
          </table:table-cell>
          <table:table-cell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07.095559999996" calcext:value-type="float">
            <text:p>607.095559999996</text:p>
          </table:table-cell>
          <table:table-cell office:value-type="float" office:value="0" calcext:value-type="float">
            <text:p>0</text:p>
          </table:table-cell>
          <table:table-cell office:value-type="float" office:value="5166" calcext:value-type="float">
            <text:p>5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07.212259999996" calcext:value-type="float">
            <text:p>607.212259999996</text:p>
          </table:table-cell>
          <table:table-cell office:value-type="float" office:value="0" calcext:value-type="float">
            <text:p>0</text:p>
          </table:table-cell>
          <table:table-cell office:value-type="float" office:value="6504" calcext:value-type="float">
            <text:p>6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07.359179999996" calcext:value-type="float">
            <text:p>607.359179999996</text:p>
          </table:table-cell>
          <table:table-cell office:value-type="float" office:value="0" calcext:value-type="float">
            <text:p>0</text:p>
          </table:table-cell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07.544139999996" calcext:value-type="float">
            <text:p>607.544139999996</text:p>
          </table:table-cell>
          <table:table-cell office:value-type="float" office:value="0" calcext:value-type="float">
            <text:p>0</text:p>
          </table:table-cell>
          <table:table-cell office:value-type="float" office:value="10308" calcext:value-type="float">
            <text:p>10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07.776989999996" calcext:value-type="float">
            <text:p>607.776989999996</text:p>
          </table:table-cell>
          <table:table-cell office:value-type="float" office:value="0" calcext:value-type="float">
            <text:p>0</text:p>
          </table:table-cell>
          <table:table-cell office:value-type="float" office:value="12977" calcext:value-type="float">
            <text:p>1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08.070129999996" calcext:value-type="float">
            <text:p>608.070129999996</text:p>
          </table:table-cell>
          <table:table-cell office:value-type="float" office:value="0" calcext:value-type="float">
            <text:p>0</text:p>
          </table:table-cell>
          <table:table-cell office:value-type="float" office:value="16337" calcext:value-type="float">
            <text:p>16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08.439169999996" calcext:value-type="float">
            <text:p>608.439169999996</text:p>
          </table:table-cell>
          <table:table-cell office:value-type="float" office:value="0" calcext:value-type="float">
            <text:p>0</text:p>
          </table:table-cell>
          <table:table-cell office:value-type="float" office:value="20567" calcext:value-type="float">
            <text:p>20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08.903769999997" calcext:value-type="float">
            <text:p>608.903769999997</text:p>
          </table:table-cell>
          <table:table-cell office:value-type="float" office:value="0" calcext:value-type="float">
            <text:p>0</text:p>
          </table:table-cell>
          <table:table-cell office:value-type="float" office:value="25893" calcext:value-type="float">
            <text:p>25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09.468049999997" calcext:value-type="float">
            <text:p>609.468049999997</text:p>
          </table:table-cell>
          <table:table-cell office:value-type="float" office:value="0" calcext:value-type="float">
            <text:p>0</text:p>
          </table:table-cell>
          <table:table-cell office:value-type="float" office:value="30535" calcext:value-type="float">
            <text:p>30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38.273399999997" calcext:value-type="float">
            <text:p>638.273399999997</text:p>
          </table:table-cell>
          <table:table-cell office:value-type="float" office:value="0" calcext:value-type="float">
            <text:p>0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66.775899999997" calcext:value-type="float">
            <text:p>666.7758999999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66.775899999997" calcext:value-type="float">
            <text:p>666.775899999997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66.780899999997" calcext:value-type="float">
            <text:p>666.780899999997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96.778399999997" calcext:value-type="float">
            <text:p>696.778399999997</text:p>
          </table:table-cell>
          <table:table-cell office:value-type="float" office:value="0" calcext:value-type="float">
            <text:p>0</text:p>
          </table:table-cell>
          <table:table-cell office:value-type="float" office:value="2999500" calcext:value-type="float">
            <text:p>2999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26.780249999997" calcext:value-type="float">
            <text:p>726.78024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26.793949999997" calcext:value-type="float">
            <text:p>726.79394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26.807639999996" calcext:value-type="float">
            <text:p>726.80763999999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26.821329999996" calcext:value-type="float">
            <text:p>726.82132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26.835029999996" calcext:value-type="float">
            <text:p>726.83502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26.848729999996" calcext:value-type="float">
            <text:p>726.84872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26.862419999996" calcext:value-type="float">
            <text:p>726.86241999999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26.876109999996" calcext:value-type="float">
            <text:p>726.87610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26.889809999996" calcext:value-type="float">
            <text:p>726.88980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26.903509999996" calcext:value-type="float">
            <text:p>726.90350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26.917209999996" calcext:value-type="float">
            <text:p>726.91720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26.930899999996" calcext:value-type="float">
            <text:p>726.93089999999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26.944589999996" calcext:value-type="float">
            <text:p>726.94458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26.958289999996" calcext:value-type="float">
            <text:p>726.95828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26.971989999996" calcext:value-type="float">
            <text:p>726.97198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26.985679999996" calcext:value-type="float">
            <text:p>726.98567999999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26.999369999996" calcext:value-type="float">
            <text:p>726.99936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27.013069999996" calcext:value-type="float">
            <text:p>727.01306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27.026769999996" calcext:value-type="float">
            <text:p>727.02676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27.040469999996" calcext:value-type="float">
            <text:p>727.04046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27.054159999996" calcext:value-type="float">
            <text:p>727.05415999999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27.067849999995" calcext:value-type="float">
            <text:p>727.06784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27.081549999995" calcext:value-type="float">
            <text:p>727.08154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27.095249999995" calcext:value-type="float">
            <text:p>727.09524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27.108949999995" calcext:value-type="float">
            <text:p>727.10894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27.122639999995" calcext:value-type="float">
            <text:p>727.122639999995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27.136329999995" calcext:value-type="float">
            <text:p>727.13632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27.150029999995" calcext:value-type="float">
            <text:p>727.15002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27.163729999995" calcext:value-type="float">
            <text:p>727.16372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27.177419999995" calcext:value-type="float">
            <text:p>727.177419999995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27.191109999995" calcext:value-type="float">
            <text:p>727.19110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27.204809999995" calcext:value-type="float">
            <text:p>727.20480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27.218509999995" calcext:value-type="float">
            <text:p>727.21850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27.232209999995" calcext:value-type="float">
            <text:p>727.23220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27.245899999995" calcext:value-type="float">
            <text:p>727.245899999995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27.259589999995" calcext:value-type="float">
            <text:p>727.25958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27.273289999995" calcext:value-type="float">
            <text:p>727.27328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27.286989999995" calcext:value-type="float">
            <text:p>727.28698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27.300679999995" calcext:value-type="float">
            <text:p>727.300679999995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27.314369999995" calcext:value-type="float">
            <text:p>727.31436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27.328069999995" calcext:value-type="float">
            <text:p>727.32806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27.341769999994" calcext:value-type="float">
            <text:p>727.34176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27.355469999994" calcext:value-type="float">
            <text:p>727.35546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27.369159999994" calcext:value-type="float">
            <text:p>727.36915999999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27.382849999994" calcext:value-type="float">
            <text:p>727.38284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27.396549999994" calcext:value-type="float">
            <text:p>727.39654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27.410249999994" calcext:value-type="float">
            <text:p>727.41024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27.423939999994" calcext:value-type="float">
            <text:p>727.42393999999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27.437629999994" calcext:value-type="float">
            <text:p>727.43762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27.451329999994" calcext:value-type="float">
            <text:p>727.45132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27.465029999994" calcext:value-type="float">
            <text:p>727.46502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27.478729999994" calcext:value-type="float">
            <text:p>727.47872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27.492419999994" calcext:value-type="float">
            <text:p>727.49241999999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27.506109999994" calcext:value-type="float">
            <text:p>727.50610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27.519809999994" calcext:value-type="float">
            <text:p>727.51980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27.533509999994" calcext:value-type="float">
            <text:p>727.53350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27.547209999994" calcext:value-type="float">
            <text:p>727.54720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27.560899999994" calcext:value-type="float">
            <text:p>727.56089999999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27.574589999994" calcext:value-type="float">
            <text:p>727.57458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27.588289999994" calcext:value-type="float">
            <text:p>727.58828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27.601989999994" calcext:value-type="float">
            <text:p>727.60198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27.615679999993" calcext:value-type="float">
            <text:p>727.615679999993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27.629369999993" calcext:value-type="float">
            <text:p>727.6293699999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27.643069999993" calcext:value-type="float">
            <text:p>727.6430699999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27.656769999993" calcext:value-type="float">
            <text:p>727.6567699999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27.670469999993" calcext:value-type="float">
            <text:p>727.6704699999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27.684159999993" calcext:value-type="float">
            <text:p>727.684159999993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27.697849999993" calcext:value-type="float">
            <text:p>727.6978499999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27.711549999993" calcext:value-type="float">
            <text:p>727.7115499999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27.725249999993" calcext:value-type="float">
            <text:p>727.7252499999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27.738939999993" calcext:value-type="float">
            <text:p>727.738939999993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27.752629999993" calcext:value-type="float">
            <text:p>727.7526299999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27.766329999993" calcext:value-type="float">
            <text:p>727.7663299999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27.773189999993" calcext:value-type="float">
            <text:p>727.77318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27.773209999993" calcext:value-type="float">
            <text:p>727.77320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27.773229999993" calcext:value-type="float">
            <text:p>727.77322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27.773249999993" calcext:value-type="float">
            <text:p>727.77324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727.773269999993" calcext:value-type="float">
            <text:p>727.77326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27.773289999993" calcext:value-type="float">
            <text:p>727.77328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727.773309999993" calcext:value-type="float">
            <text:p>727.77330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727.773329999993" calcext:value-type="float">
            <text:p>727.77332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727.773349999993" calcext:value-type="float">
            <text:p>727.77334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727.773369999993" calcext:value-type="float">
            <text:p>727.77336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727.773389999993" calcext:value-type="float">
            <text:p>727.77338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727.773409999993" calcext:value-type="float">
            <text:p>727.77340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727.773429999993" calcext:value-type="float">
            <text:p>727.77342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39.96732394389" calcext:value-type="float">
            <text:p>8739.9673239438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727.773449999993" calcext:value-type="float">
            <text:p>727.77344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39.96732394389" calcext:value-type="float">
            <text:p>8739.96732394389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27.773469999993" calcext:value-type="float">
            <text:p>727.77346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39.96732394389" calcext:value-type="float">
            <text:p>8739.96732394389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727.773489999993" calcext:value-type="float">
            <text:p>727.77348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39.96732394389" calcext:value-type="float">
            <text:p>8739.9673239438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727.773509999993" calcext:value-type="float">
            <text:p>727.77350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39.96732394389" calcext:value-type="float">
            <text:p>8739.96732394389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727.773529999993" calcext:value-type="float">
            <text:p>727.77352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39.96732394389" calcext:value-type="float">
            <text:p>8739.96732394389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727.773549999993" calcext:value-type="float">
            <text:p>727.77354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39.96732394389" calcext:value-type="float">
            <text:p>8739.9673239438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727.773569999993" calcext:value-type="float">
            <text:p>727.77356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39.96732394389" calcext:value-type="float">
            <text:p>8739.96732394389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727.773589999993" calcext:value-type="float">
            <text:p>727.77358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39.96732394389" calcext:value-type="float">
            <text:p>8739.9673239438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727.773609999993" calcext:value-type="float">
            <text:p>727.77360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39.96732394389" calcext:value-type="float">
            <text:p>8739.9673239438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727.773629999993" calcext:value-type="float">
            <text:p>727.77362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27.773649999993" calcext:value-type="float">
            <text:p>727.77364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727.773669999993" calcext:value-type="float">
            <text:p>727.77366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727.773689999993" calcext:value-type="float">
            <text:p>727.77368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727.773709999993" calcext:value-type="float">
            <text:p>727.77370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27.773739999993" calcext:value-type="float">
            <text:p>727.773739999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27.773769999993" calcext:value-type="float">
            <text:p>727.77376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727.773789999993" calcext:value-type="float">
            <text:p>727.77378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727.773809999993" calcext:value-type="float">
            <text:p>727.77380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727.773829999993" calcext:value-type="float">
            <text:p>727.77382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727.773849999994" calcext:value-type="float">
            <text:p>727.773849999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727.773879999994" calcext:value-type="float">
            <text:p>727.7738799999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727.773919999994" calcext:value-type="float">
            <text:p>727.7739199999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727.773969999994" calcext:value-type="float">
            <text:p>727.773969999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727.774029999994" calcext:value-type="float">
            <text:p>727.774029999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727.774099999994" calcext:value-type="float">
            <text:p>727.7740999999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727.774189999994" calcext:value-type="float">
            <text:p>727.7741899999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727.774309999994" calcext:value-type="float">
            <text:p>727.7743099999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727.774459999994" calcext:value-type="float">
            <text:p>727.7744599999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727.774639999994" calcext:value-type="float">
            <text:p>727.77463999999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727.774869999994" calcext:value-type="float">
            <text:p>727.7748699999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727.775159999994" calcext:value-type="float">
            <text:p>727.77515999999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727.775529999994" calcext:value-type="float">
            <text:p>727.77552999999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727.775999999994" calcext:value-type="float">
            <text:p>727.77599999999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727.776579999994" calcext:value-type="float">
            <text:p>727.7765799999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727.777319999994" calcext:value-type="float">
            <text:p>727.77731999999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727.778249999994" calcext:value-type="float">
            <text:p>727.77824999999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727.779409999994" calcext:value-type="float">
            <text:p>727.77940999999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727.780879999994" calcext:value-type="float">
            <text:p>727.78087999999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727.782729999994" calcext:value-type="float">
            <text:p>727.782729999994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727.785059999994" calcext:value-type="float">
            <text:p>727.78505999999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727.787989999994" calcext:value-type="float">
            <text:p>727.787989999994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727.791679999994" calcext:value-type="float">
            <text:p>727.791679999994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727.796329999994" calcext:value-type="float">
            <text:p>727.79632999999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727.802179999994" calcext:value-type="float">
            <text:p>727.802179999994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727.809539999994" calcext:value-type="float">
            <text:p>727.80953999999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727.818809999994" calcext:value-type="float">
            <text:p>727.818809999994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727.830479999994" calcext:value-type="float">
            <text:p>727.830479999994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727.845169999994" calcext:value-type="float">
            <text:p>727.845169999994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727.863669999994" calcext:value-type="float">
            <text:p>727.863669999994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727.886959999994" calcext:value-type="float">
            <text:p>727.886959999994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727.916269999994" calcext:value-type="float">
            <text:p>727.916269999994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727.953169999994" calcext:value-type="float">
            <text:p>727.953169999994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727.999629999994" calcext:value-type="float">
            <text:p>727.999629999994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728.058119999994" calcext:value-type="float">
            <text:p>728.058119999994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728.131759999994" calcext:value-type="float">
            <text:p>728.131759999994</text:p>
          </table:table-cell>
          <table:table-cell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728.224459999994" calcext:value-type="float">
            <text:p>728.224459999994</text:p>
          </table:table-cell>
          <table:table-cell office:value-type="float" office:value="0" calcext:value-type="float">
            <text:p>0</text:p>
          </table:table-cell>
          <table:table-cell office:value-type="float" office:value="5166" calcext:value-type="float">
            <text:p>5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728.341159999994" calcext:value-type="float">
            <text:p>728.341159999994</text:p>
          </table:table-cell>
          <table:table-cell office:value-type="float" office:value="0" calcext:value-type="float">
            <text:p>0</text:p>
          </table:table-cell>
          <table:table-cell office:value-type="float" office:value="6504" calcext:value-type="float">
            <text:p>6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728.488079999994" calcext:value-type="float">
            <text:p>728.488079999994</text:p>
          </table:table-cell>
          <table:table-cell office:value-type="float" office:value="0" calcext:value-type="float">
            <text:p>0</text:p>
          </table:table-cell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728.673039999994" calcext:value-type="float">
            <text:p>728.673039999994</text:p>
          </table:table-cell>
          <table:table-cell office:value-type="float" office:value="0" calcext:value-type="float">
            <text:p>0</text:p>
          </table:table-cell>
          <table:table-cell office:value-type="float" office:value="10308" calcext:value-type="float">
            <text:p>10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728.905889999994" calcext:value-type="float">
            <text:p>728.905889999994</text:p>
          </table:table-cell>
          <table:table-cell office:value-type="float" office:value="0" calcext:value-type="float">
            <text:p>0</text:p>
          </table:table-cell>
          <table:table-cell office:value-type="float" office:value="12977" calcext:value-type="float">
            <text:p>1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729.199029999994" calcext:value-type="float">
            <text:p>729.199029999994</text:p>
          </table:table-cell>
          <table:table-cell office:value-type="float" office:value="0" calcext:value-type="float">
            <text:p>0</text:p>
          </table:table-cell>
          <table:table-cell office:value-type="float" office:value="16337" calcext:value-type="float">
            <text:p>16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729.568069999994" calcext:value-type="float">
            <text:p>729.568069999994</text:p>
          </table:table-cell>
          <table:table-cell office:value-type="float" office:value="0" calcext:value-type="float">
            <text:p>0</text:p>
          </table:table-cell>
          <table:table-cell office:value-type="float" office:value="20567" calcext:value-type="float">
            <text:p>20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730.032669999994" calcext:value-type="float">
            <text:p>730.032669999994</text:p>
          </table:table-cell>
          <table:table-cell office:value-type="float" office:value="0" calcext:value-type="float">
            <text:p>0</text:p>
          </table:table-cell>
          <table:table-cell office:value-type="float" office:value="25893" calcext:value-type="float">
            <text:p>25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730.596949999994" calcext:value-type="float">
            <text:p>730.596949999994</text:p>
          </table:table-cell>
          <table:table-cell office:value-type="float" office:value="0" calcext:value-type="float">
            <text:p>0</text:p>
          </table:table-cell>
          <table:table-cell office:value-type="float" office:value="30535" calcext:value-type="float">
            <text:p>30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759.402299999994" calcext:value-type="float">
            <text:p>759.402299999994</text:p>
          </table:table-cell>
          <table:table-cell office:value-type="float" office:value="0" calcext:value-type="float">
            <text:p>0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87.904799999994" calcext:value-type="float">
            <text:p>787.9047999999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87.904799999994" calcext:value-type="float">
            <text:p>787.904799999994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87.909799999994" calcext:value-type="float">
            <text:p>787.90979999999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817.907299999994" calcext:value-type="float">
            <text:p>817.907299999994</text:p>
          </table:table-cell>
          <table:table-cell office:value-type="float" office:value="0" calcext:value-type="float">
            <text:p>0</text:p>
          </table:table-cell>
          <table:table-cell office:value-type="float" office:value="2999500" calcext:value-type="float">
            <text:p>29995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2T08:08:29.126618928</dc:date>
    <dc:creator>Luciano Moffatt</dc:creator>
    <meta:editing-duration>PT23M11S</meta:editing-duration>
    <meta:editing-cycles>3</meta:editing-cycles>
    <meta:generator>LibreOffice/24.8.3.2$Linux_X86_64 LibreOffice_project/480$Build-2</meta:generator>
    <meta:document-statistic meta:table-count="1" meta:cell-count="5430" meta:object-count="0"/>
  </office:meta>
</office:document-meta>
</file>